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13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onstant Model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Chapter</text:p>
          </table:table-cell>
          <table:table-cell office:value-type="string" calcext:value-type="string">
            <text:p>Stand</text:p>
          </table:table-cell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LFM</text:p>
          </table:table-cell>
          <table:table-cell table:style-name="ce1"/>
          <table:table-cell/>
          <table:table-cell office:value-type="string" calcext:value-type="string">
            <text:p>OBF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orrekturlesen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2" office:value-type="string" calcext:value-type="string">
            <text:p>MCTS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5" office:value-type="string" calcext:value-type="string">
            <text:p>MCT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aluierung</text:p>
          </table:table-cell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rtig</text:p>
          </table:table-cell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ha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6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ecepticoins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arbagecollector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abyrinthdual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okoban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ortex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/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ontinuous Model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 office:value-type="string" calcext:value-type="string">
            <text:p>LFM</text:p>
          </table:table-cell>
          <table:table-cell table:style-name="Default" office:value-type="string" calcext:value-type="string">
            <text:p>OBFM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number-columns-repeated="2" table:style-name="ce5" office:value-type="string" calcext:value-type="string">
            <text:p>BFS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ransfer Learning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 office:value-type="string" calcext:value-type="string">
            <text:p>LFM</text:p>
          </table:table-cell>
          <table:table-cell table:style-name="Default" office:value-type="string" calcext:value-type="string">
            <text:p>OBFM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number-columns-repeated="2" table:style-name="ce5" office:value-type="string" calcext:value-type="string">
            <text:p>BFS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1:22:02.605957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13:20.565167733</meta:creation-date>
    <dc:date>2019-11-22T15:56:28.316170970</dc:date>
    <meta:editing-duration>PT3H40M57S</meta:editing-duration>
    <meta:editing-cycles>6</meta:editing-cycles>
    <meta:generator>LibreOffice/6.0.7.3$Linux_X86_64 LibreOffice_project/00m0$Build-3</meta:generator>
    <meta:document-statistic meta:table-count="1" meta:cell-count="463" meta:object-count="0"/>
  </office:meta>
</office:document-meta>
</file>